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9847in" fo:margin-left="-0.0785in" table:align="left" style:writing-mode="lr-tb"/>
    </style:style>
    <style:style style:name="Table1.A" style:family="table-column">
      <style:table-column-properties style:column-width="3.9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1.9688in" fo:keep-together="auto"/>
    </style:style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some text before the table. The table will be big enough to almost fully take up 75% of the page anyway. So if the minimum height is 75% of the page body, it should force it to the next page.</text:p>
      <table:table table:name="Table1" table:style-name="Table1">
        <table:table-column table:style-name="Table1.A"/>
        <table:table-header-rows>
          <table:table-row table:style-name="Table1.1">
            <table:table-cell table:style-name="Table1.A1" office:value-type="string">
              <text:p text:style-name="Standard">Header Row</text:p>
              <text:p text:style-name="Standard"/>
            </table:table-cell>
          </table:table-row>
        </table:table-header-rows>
        <table:table-row table:style-name="Table1.2">
          <table:table-cell table:style-name="Table1.A1" office:value-type="string">
            <text:p text:style-name="Standard">Cell 1</text:p>
            <text:p text:style-name="Standard">This row has a minimum size of 16cm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oft-page-break/></text:p>
            <text:p text:style-name="Standard"/>
            <text:p text:style-name="Standard"/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Cell 2</text:p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Noto Sans CJK SC Regular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font-name-asian="Noto Sans CJK SC Regular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ans" fo:font-family="'Liberation Sans'" style:font-family-generic="swiss" style:font-pitch="variable" fo:font-size="11pt" fo:language="en" fo:country="GB" style:font-name-asian="Times New Roman1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.8272in" fo:page-height="4.1339in" style:num-format="1" style:print-orientation="landscape" fo:margin-top="0.4925in" fo:margin-bottom="0.4925in" fo:margin-left="1in" fo:margin-right="1in" style:writing-mode="lr-tb" style:layout-grid-color="#c0c0c0" style:layout-grid-lines="1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Header</text:p>
      </style:header>
      <style:footer>
        <text:p text:style-name="Footer">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re is some text before the table</dc:title>
    <dc:subject/>
    <meta:keyword/>
    <dc:description/>
    <meta:initial-creator>JLAutoBuild</meta:initial-creator>
    <meta:creation-date>2020-05-04T11:55:00</meta:creation-date>
    <dc:creator>JLAutoBuild</dc:creator>
    <dc:date>2020-05-04T12:08:00</dc:date>
    <meta:editing-cycles>4</meta:editing-cycles>
    <meta:editing-duration>PT4M</meta:editing-duration>
    <meta:document-statistic meta:table-count="1" meta:image-count="0" meta:object-count="0" meta:page-count="2" meta:paragraph-count="7" meta:word-count="58" meta:character-count="268" meta:non-whitespace-character-count="217"/>
    <meta:generator>LibreOffice/6.2.8.2$Linux_X86_64 LibreOffice_project/20$Build-2</meta:generator>
  </office:meta>
</office:document-meta>
</file>